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jpeg" manifest:full-path="Pictures/100000000000032000000258DF390621.jpg"/>
  <manifest:file-entry manifest:media-type="image/jpeg" manifest:full-path="Pictures/100000000000032000000258F759ECDD.jpg"/>
  <manifest:file-entry manifest:media-type="image/jpeg" manifest:full-path="Pictures/100000000000032000000258B61E7232.jpg"/>
  <manifest:file-entry manifest:media-type="image/jpeg" manifest:full-path="Pictures/10000000000003200000025869841419.jpg"/>
  <manifest:file-entry manifest:media-type="image/jpeg" manifest:full-path="Pictures/10000000000003200000025876CD10A9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12cm, 2.317cm, 2.379cm, 0.912cm)" draw:image-opacity="100%" style:mirror="none"/>
    </style:style>
    <style:style style:name="gr4" style:family="graphic" style:parent-style-name="standard">
      <style:graphic-properties draw:stroke="none" svg:stroke-color="#000000" draw:fill="solid" draw:fill-color="#ffffff" fo:min-height="1.19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cm, 2.403cm, 2.455cm, 0.868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13cm, 2.317cm, 2.388cm, 0.874cm)" draw:image-opacity="100%" style:mirror="none"/>
    </style:style>
    <style:style style:name="gr7" style:family="graphic" style:parent-style-name="standard">
      <style:graphic-properties draw:stroke="none" svg:stroke-color="#000000" draw:fill="solid" draw:fill-color="#ffffff" fo:min-height="1.422cm"/>
    </style:style>
    <style:style style:name="gr8" style:family="graphic" style:parent-style-name="standard">
      <style:graphic-properties draw:stroke="none" svg:stroke-color="#000000" draw:fill="solid" draw:fill-color="#ffffff" fo:min-height="1.16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2cm, 2.361cm, 2.561cm, 0.816cm)" draw:image-opacity="100%" style:mirror="none"/>
    </style:style>
    <style:style style:name="gr10" style:family="graphic" style:parent-style-name="standard">
      <style:graphic-properties draw:stroke="none" svg:stroke-color="#000000" draw:fill="solid" draw:fill-color="#ffffff" fo:min-height="1.37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08cm, 0.653cm, 1.603cm, 18.706cm)" draw:image-opacity="100%" style:mirror="none"/>
    </style:style>
    <style:style style:name="gr1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line-height="150%" fo:text-align="center"/>
    </style:style>
    <style:style style:name="P4" style:family="paragraph">
      <style:paragraph-properties fo:line-height="150%" fo:text-align="center"/>
      <style:text-properties fo:font-size="32pt" style:font-size-asian="32pt" style:font-size-complex="32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362cm" svg:height="18.884cm" draw:transform="rotate (1.5707963267949) translate (1.037cm 28.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25cm" svg:height="0.693cm" draw:transform="rotate (1.5707963267949) translate (2.365cm 21.795cm)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1.959cm" svg:height="7.52cm" draw:transform="rotate (1.5707963267949) translate (3.234cm 28.523cm)">
          <draw:image xlink:href="Pictures/100000000000032000000258F759ECDD.jpg" xlink:type="simple" xlink:show="embed" xlink:actuate="onLoad">
            <text:p/>
          </draw:image>
        </draw:frame>
        <draw:frame draw:style-name="gr4" draw:text-style-name="P2" draw:layer="layout" svg:width="11.776cm" svg:height="1.517cm" draw:transform="rotate (1.5707963267949) translate (2.146cm 28.433cm)">
          <draw:text-box>
            <text:p text:style-name="P1"><text:span text:style-name="T1">t = 0 s</text:span></text:p>
          </draw:text-box>
        </draw:frame>
        <draw:frame draw:style-name="gr5" draw:text-style-name="P1" draw:layer="layout" svg:width="11.932cm" svg:height="7.446cm" draw:transform="rotate (1.5707963267949) translate (11.763cm 28.533cm)">
          <draw:image xlink:href="Pictures/10000000000003200000025876CD10A9.jpg" xlink:type="simple" xlink:show="embed" xlink:actuate="onLoad">
            <text:p/>
          </draw:image>
        </draw:frame>
        <draw:frame draw:style-name="gr6" draw:text-style-name="P1" draw:layer="layout" svg:width="11.984cm" svg:height="7.513cm" draw:transform="rotate (1.5707963267949) translate (11.682cm 16.744cm)">
          <draw:image xlink:href="Pictures/100000000000032000000258B61E7232.jpg" xlink:type="simple" xlink:show="embed" xlink:actuate="onLoad">
            <text:p/>
          </draw:image>
        </draw:frame>
        <draw:frame draw:style-name="gr7" draw:text-style-name="P2" draw:layer="layout" svg:width="11.776cm" svg:height="1.672cm" draw:transform="rotate (1.5707963267949) translate (10.625cm 28.508cm)">
          <draw:text-box>
            <text:p text:style-name="P1"><text:span text:style-name="T1">t = 5 10⁻¹⁰ s</text:span></text:p>
          </draw:text-box>
        </draw:frame>
        <draw:frame draw:style-name="gr8" draw:text-style-name="P4" draw:layer="layout" svg:width="11.627cm" svg:height="1.517cm" draw:transform="rotate (1.5707963267949) translate (10.659cm 16.658cm)">
          <draw:text-box>
            <text:p text:style-name="P3"><text:span text:style-name="T1">T = 5 10⁻⁹ s</text:span></text:p>
          </draw:text-box>
        </draw:frame>
        <draw:frame draw:style-name="gr9" draw:text-style-name="P1" draw:layer="layout" svg:width="11.997cm" svg:height="7.36cm" draw:transform="rotate (1.5707963267949) translate (3.236cm 16.788cm)">
          <draw:image xlink:href="Pictures/100000000000032000000258DF390621.jpg" xlink:type="simple" xlink:show="embed" xlink:actuate="onLoad">
            <text:p/>
          </draw:image>
        </draw:frame>
        <draw:frame draw:style-name="gr10" draw:text-style-name="P5" draw:layer="layout" svg:width="11.553cm" svg:height="1.62cm" draw:transform="rotate (1.5707963267949) translate (2.206cm 16.509cm)">
          <draw:text-box>
            <text:p text:style-name="P1"><text:span text:style-name="T1">t = 1⁻¹⁰ s</text:span></text:p>
          </draw:text-box>
        </draw:frame>
        <draw:frame draw:style-name="gr11" draw:text-style-name="P1" draw:layer="layout" svg:width="3.95cm" svg:height="19cm" draw:transform="rotate (1.5707963267949) translate (1cm 5.143cm)">
          <draw:image xlink:href="Pictures/10000000000003200000025869841419.jpg" xlink:type="simple" xlink:show="embed" xlink:actuate="onLoad">
            <text:p/>
          </draw:image>
        </draw:frame>
        <draw:custom-shape draw:style-name="gr2" draw:text-style-name="P1" draw:layer="measurelines" svg:width="1.156cm" svg:height="23.44cm" svg:x="18.483cm" svg:y="4.919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cm" svg:y1="16.583cm" svg:x2="20cm" svg:y2="16.62cm">
          <text:p/>
        </draw:line>
        <draw:line draw:style-name="gr12" draw:text-style-name="P1" draw:layer="layout" svg:x1="1cm" svg:y1="28.396cm" svg:x2="19.882cm" svg:y2="28.436cm">
          <text:p/>
        </draw:line>
        <draw:line draw:style-name="gr12" draw:text-style-name="P1" draw:layer="layout" svg:x1="1.037cm" svg:y1="28.477cm" svg:x2="1.037cm" svg:y2="1.038cm">
          <text:p/>
        </draw:line>
        <draw:line draw:style-name="gr12" draw:text-style-name="P1" draw:layer="layout" svg:x1="10.517cm" svg:y1="28.437cm" svg:x2="10.563cm" svg:y2="4.868cm">
          <text:p/>
        </draw:line>
        <draw:line draw:style-name="gr12" draw:text-style-name="P1" draw:layer="layout" svg:x1="19.921cm" svg:y1="28.477cm" svg:x2="19.921cm" svg:y2="1.038cm">
          <text:p/>
        </draw:line>
        <draw:line draw:style-name="gr12" draw:text-style-name="P1" draw:layer="layout" svg:x1="1.037cm" svg:y1="1.077cm" svg:x2="19.96cm" svg:y2="1cm">
          <text:p/>
        </draw:line>
        <draw:line draw:style-name="gr12" draw:text-style-name="P1" draw:layer="layout" svg:x1="1.062cm" svg:y1="4.905cm" svg:x2="19.907cm" svg:y2="4.8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manuel Benatti</meta:initial-creator>
    <meta:creation-date>2011-12-04T19:31:00</meta:creation-date>
    <dc:date>2012-06-04T15:20:40</dc:date>
    <dc:creator>benattie </dc:creator>
    <meta:editing-duration>PT52M41S</meta:editing-duration>
    <meta:editing-cycles>7</meta:editing-cycles>
    <meta:generator>LibreOffice/3.5$Linux_X86_64 LibreOffice_project/350m1$Build-2</meta:generator>
    <meta:document-statistic meta:object-count="19"/>
  </office:meta>
</office:document-meta>
</file>